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1b7b92" officeooo:paragraph-rsid="001b7b92" style:font-size-asian="15pt" style:font-size-complex="17.100000381469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script type="text/javascript"&gt;</text:p>
      <text:p text:style-name="P1">function submitfrom() {</text:p>
      <text:p text:style-name="P1"><text:tab/>var isSubmit=true;</text:p>
      <text:p text:style-name="P1"><text:tab/>//获得每一个input元素</text:p>
      <text:p text:style-name="P1"><text:tab/>var inputs=document.getElementsByTagName("input");</text:p>
      <text:p text:style-name="P1"><text:tab/>for(var i=0;i&lt;inputs.length;i++){</text:p>
      <text:p text:style-name="P1"><text:tab/><text:tab/>var inputobj=inputs[i];</text:p>
      <text:p text:style-name="P1"><text:tab/><text:tab/>//判断类型是否是文本输入的</text:p>
      <text:p text:style-name="P1"><text:tab/><text:tab/>if(inputobj.type!='submit'){</text:p>
      <text:p text:style-name="P1"><text:tab/><text:tab/><text:tab/>//获得正则表达式内容</text:p>
      <text:p text:style-name="P1"><text:tab/><text:tab/><text:tab/>var reg=inputobj.getAttribute("reg");</text:p>
      <text:p text:style-name="P1"><text:tab/><text:tab/><text:tab/>//获得提示的属性内容</text:p>
      <text:p text:style-name="P1"><text:tab/><text:tab/><text:tab/>var tip=inputobj.getAttribute("tip");</text:p>
      <text:p text:style-name="P1"><text:tab/><text:tab/><text:tab/>//将字符串转换文正则表达式对象</text:p>
      <text:p text:style-name="P1"><text:tab/><text:tab/><text:tab/>var regobj=new RegExp(reg);</text:p>
      <text:p text:style-name="P1"><text:tab/><text:tab/><text:tab/>//获得输入的值</text:p>
      <text:p text:style-name="P1"><text:tab/><text:tab/><text:tab/>var val=inputobj.value;</text:p>
      <text:p text:style-name="P1"><text:tab/><text:tab/><text:tab/>//判断是否符合正则表达式</text:p>
      <text:p text:style-name="P1"><text:tab/><text:tab/><text:tab/>if(!regobj.test(val)){</text:p>
      <text:p text:style-name="P1"><text:tab/><text:tab/><text:tab/><text:tab/>//获得提示元素</text:p>
      <text:p text:style-name="P1"><text:tab/><text:tab/><text:tab/><text:tab/>var spans=inputobj.parentNode.getElementsByTagName('span');</text:p>
      <text:p text:style-name="P1"><text:tab/><text:tab/><text:tab/><text:tab/>//将内容写入到提示的元素上</text:p>
      <text:p text:style-name="P1"><text:tab/><text:tab/><text:tab/> <text:s text:c="3"/>spans[0].innerHTML="&lt;font color='red'&gt;"+tip+"&lt;/font&gt;";</text:p>
      <text:p text:style-name="P1"><text:tab/><text:tab/><text:tab/> <text:s text:c="3"/>isSubmit=false;</text:p>
      <text:p text:style-name="P1"><text:tab/><text:tab/><text:tab/>}else{</text:p>
      <text:p text:style-name="P1"><text:tab/><text:tab/><text:tab/><text:tab/>//将内容写入到提示的元素上</text:p>
      <text:p text:style-name="P1"><text:tab/><text:tab/><text:tab/><text:tab/>var spans=inputobj.parentNode.getElementsByTagName('span');</text:p>
      <text:p text:style-name="P1"><text:tab/><text:tab/><text:tab/> <text:s text:c="3"/>spans[0].innerHTML=" ";</text:p>
      <text:p text:style-name="P1"><text:tab/><text:tab/><text:tab/><text:tab/></text:p>
      <text:p text:style-name="P1"><text:tab/><text:tab/><text:tab/>}</text:p>
      <text:p text:style-name="P1"><text:tab/><text:tab/><text:tab/></text:p>
      <text:p text:style-name="P1"><text:tab/><text:tab/>}</text:p>
      <text:p text:style-name="P1"><text:tab/><text:tab/></text:p>
      <text:p text:style-name="P1"><text:soft-page-break/><text:tab/><text:tab/></text:p>
      <text:p text:style-name="P1"><text:tab/><text:tab/></text:p>
      <text:p text:style-name="P1"><text:tab/><text:tab/></text:p>
      <text:p text:style-name="P1"><text:tab/>}</text:p>
      <text:p text:style-name="P1"><text:tab/>return isSubmit;</text:p>
      <text:p text:style-name="P1">}</text:p>
      <text:p text:style-name="P1">function regist(inputobj) {</text:p>
      <text:p text:style-name="P1"><text:tab/>var reg=inputobj.getAttribute("reg");</text:p>
      <text:p text:style-name="P1"><text:tab/>var tip=inputobj.getAttribute("tip");</text:p>
      <text:p text:style-name="P1"><text:tab/>var regobj=new RegExp(reg);</text:p>
      <text:p text:style-name="P1"><text:tab/>//获得输入的值</text:p>
      <text:p text:style-name="P1"><text:tab/>var val=inputobj.value;</text:p>
      <text:p text:style-name="P1"><text:tab/>if(!regobj.test(val)){</text:p>
      <text:p text:style-name="P1"><text:tab/><text:tab/>var spans=inputobj.parentNode.getElementsByTagName('span');</text:p>
      <text:p text:style-name="P1"><text:tab/> <text:s text:c="3"/>spans[0].innerHTML="&lt;font color='red'&gt;"+tip+"&lt;/font&gt;";</text:p>
      <text:p text:style-name="P1"><text:tab/>}else{</text:p>
      <text:p text:style-name="P1"><text:tab/><text:tab/>var spans=inputobj.parentNode.getElementsByTagName('span');</text:p>
      <text:p text:style-name="P1"><text:tab/> <text:s text:c="3"/>spans[0].innerHTML=" ";</text:p>
      <text:p text:style-name="P1"><text:tab/><text:tab/></text:p>
      <text:p text:style-name="P1"><text:tab/>}</text:p>
      <text:p text:style-name="P1">}</text:p>
      <text:p text:style-name="P1">&lt;/script&gt;</text:p>
      <text:p text:style-name="P1">&lt;/head&gt;</text:p>
      <text:p text:style-name="P1">&lt;body&gt;</text:p>
      <text:p text:style-name="P1">&lt;form action="success.html" id="myfrom" method="post" onsubmit="return submitfrom()"&gt;</text:p>
      <text:p text:style-name="P1"><text:tab/><text:tab/>&lt;table&gt;</text:p>
      <text:p text:style-name="P1"><text:tab/><text:tab/><text:tab/>&lt;tr&gt;</text:p>
      <text:p text:style-name="P1"><text:tab/><text:tab/><text:tab/><text:tab/>&lt;td&gt;用户名&lt;/td&gt;</text:p>
      <text:p text:style-name="P1"><text:tab/><text:tab/><text:tab/><text:tab/>&lt;td&gt;&lt;input id="username" type="text" reg="^\w{3,5}$" tip="请输入3到5位的英文或数字或下划线" onblur="regist(this)"&gt;&lt;span&gt;&lt;/span&gt;&lt;/td&gt;</text:p>
      <text:p text:style-name="P1"><text:tab/><text:tab/><text:tab/>&lt;/tr&gt;</text:p>
      <text:p text:style-name="P1"><text:tab/><text:tab/><text:tab/>&lt;tr&gt;</text:p>
      <text:p text:style-name="P1"><text:soft-page-break/><text:tab/><text:tab/><text:tab/><text:tab/>&lt;td&gt;密码&lt;/td&gt;</text:p>
      <text:p text:style-name="P1"><text:tab/><text:tab/><text:tab/><text:tab/>&lt;td&gt;&lt;input id="password" type="text" reg="^\w{6,8}$" tip="请输入6到8位的英文或数字或下划线" <text:s/>onblur="regist(this)"&gt;&lt;span&gt;&lt;/span&gt;&lt;/td&gt;</text:p>
      <text:p text:style-name="P1"><text:tab/><text:tab/><text:tab/>&lt;/tr&gt;</text:p>
      <text:p text:style-name="P1"><text:tab/><text:tab/><text:tab/>&lt;tr&gt;</text:p>
      <text:p text:style-name="P1"><text:tab/><text:tab/><text:tab/><text:tab/>&lt;td&gt;地址&lt;/td&gt;</text:p>
      <text:p text:style-name="P1"><text:tab/><text:tab/><text:tab/><text:tab/>&lt;td&gt;&lt;input id="address" type="text" <text:s/>reg="^[\u4e00-\u9fa5]{2,50}$" tip="请输入2到50位的中文" <text:s/>onblur="regist(this)"&gt;&lt;span&gt;&lt;/span&gt;&lt;/td&gt;</text:p>
      <text:p text:style-name="P1"><text:tab/><text:tab/><text:tab/>&lt;/tr&gt;</text:p>
      <text:p text:style-name="P1"><text:tab/><text:tab/><text:tab/>&lt;tr&gt;</text:p>
      <text:p text:style-name="P1"><text:tab/><text:tab/><text:tab/><text:tab/>&lt;td&gt;年龄&lt;/td&gt;</text:p>
      <text:p text:style-name="P1"><text:tab/><text:tab/><text:tab/><text:tab/>&lt;td&gt;&lt;input id="age" type="text" reg="1?[0-9][0-9]?$" tip="请输入0到199数字" <text:s/>onblur="regist(this)"&gt;&lt;span&gt;&lt;/span&gt;&lt;/td&gt;</text:p>
      <text:p text:style-name="P1"><text:tab/><text:tab/><text:tab/>&lt;/tr&gt;</text:p>
      <text:p text:style-name="P1"><text:tab/><text:tab/><text:tab/>&lt;tr&gt;</text:p>
      <text:p text:style-name="P1"><text:tab/><text:tab/><text:tab/><text:tab/>&lt;td&gt;邮箱&lt;/td&gt;</text:p>
      <text:p text:style-name="P1"><text:tab/><text:tab/><text:tab/><text:tab/>&lt;td&gt;&lt;input id="email" type="text" reg="^\w+([-+.]\w+)*@\w+([-.]\w+)*\.\w+([-.]\w+)*$" tip="请输入正确的邮箱格式如:example@126.com" <text:s/>onblur="regist(this)"&gt;&lt;span&gt;&lt;/span&gt;&lt;/td&gt;</text:p>
      <text:p text:style-name="P1"><text:tab/><text:tab/><text:tab/>&lt;/tr&gt;</text:p>
      <text:p text:style-name="P1"><text:tab/><text:tab/><text:tab/>&lt;tr&gt;</text:p>
      <text:p text:style-name="P1"><text:tab/><text:tab/><text:tab/><text:tab/>&lt;td&gt;&lt;input <text:s/>type="submit" value="注册"&gt;&lt;span&gt;&lt;/span&gt;&lt;/td&gt;</text:p>
      <text:p text:style-name="P1"><text:tab/><text:tab/><text:tab/>&lt;/tr&gt;</text:p>
      <text:p text:style-name="P1"><text:tab/><text:tab/>&lt;/table&gt;</text:p>
      <text:p text:style-name="P1"/>
      <text:p text:style-name="P1"><text:tab/>&lt;/form&gt;</text:p>
      <text:p text:style-name="P1">&lt;/bod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5.3.0.3$Windows_X86_64 LibreOffice_project/7074905676c47b82bbcfbea1aeefc84afe1c50e1</meta:generator>
    <dc:date>2018-03-30T23:34:14.115000000</dc:date>
    <meta:document-statistic meta:table-count="0" meta:image-count="0" meta:object-count="0" meta:page-count="3" meta:paragraph-count="85" meta:word-count="330" meta:character-count="2244" meta:non-whitespace-character-count="1963"/>
    <meta:user-defined meta:name="Info 1"/>
    <meta:user-defined meta:name="Info 2"/>
    <meta:user-defined meta:name="Info 3"/>
    <meta:user-defined meta:name="Info 4"/>
  </office:meta>
</office:document-meta>
</file>